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ver accent="true">
          <mstyle mathvariant="bold">
            <mrow>
              <mi>e</mi>
            </mrow>
          </mstyle>
          <mo stretchy="false">̄</mo>
        </mover>
        <mo stretchy="false">=</mo>
        <mrow>
          <mstyle mathvariant="bold">
            <mrow>
              <mi>e</mi>
            </mrow>
          </mstyle>
          <mo stretchy="false">+</mo>
          <mrow>
            <mo stretchy="false">(</mo>
            <mrow>
              <mrow>
                <mstyle mathvariant="bold">
                  <mrow>
                    <mi>n</mi>
                  </mrow>
                </mstyle>
                <mo stretchy="false">×</mo>
                <mstyle mathvariant="bold">
                  <mrow>
                    <mi>e</mi>
                  </mrow>
                </mstyle>
              </mrow>
            </mrow>
            <mo stretchy="false">)</mo>
          </mrow>
        </mrow>
      </mrow>
      <mtext>d</mtext>
      <mo stretchy="false">ϕ</mo>
    </mrow>
    <annotation encoding="StarMath 5.0">bar bold e = bold e + (bold n times bold e ) "d" %iph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19:32:33.162000000</meta:creation-date>
    <meta:generator>LibreOffice/4.1.4.2$Windows_x86 LibreOffice_project/0a0440ccc0227ad9829de5f46be37cfb6edcf72</meta:generator>
  </office:meta>
</office:document-meta>
</file>